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937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1.0008in"/>
    </style:style>
    <style:style style:name="co4" style:family="table-column">
      <style:table-column-properties fo:break-before="auto" style:column-width="0.5516in"/>
    </style:style>
    <style:style style:name="co5" style:family="table-column">
      <style:table-column-properties fo:break-before="auto" style:column-width="2.25in"/>
    </style:style>
    <style:style style:name="co6" style:family="table-column">
      <style:table-column-properties fo:break-before="auto" style:column-width="0.9807in"/>
    </style:style>
    <style:style style:name="co7" style:family="table-column">
      <style:table-column-properties fo:break-before="auto" style:column-width="3in"/>
    </style:style>
    <style:style style:name="co8" style:family="table-column">
      <style:table-column-properties fo:break-before="auto" style:column-width="3.5492in"/>
    </style:style>
    <style:style style:name="co9" style:family="table-column">
      <style:table-column-properties fo:break-before="auto" style:column-width="3.8709in"/>
    </style:style>
    <style:style style:name="co10" style:family="table-column">
      <style:table-column-properties fo:break-before="auto" style:column-width="0.974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PageStyle_5f_Database">
      <style:table-properties table:display="true" style:writing-mode="lr-tb"/>
    </style:style>
    <style:style style:name="ce1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666666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666666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666666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2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666666" style:text-outline="false" style:text-line-through-style="none" style:text-line-through-type="none" style:font-name="Courier New" fo:font-size="10pt" fo:font-style="italic" fo:text-shadow="none" style:text-underline-style="none" fo:font-weight="normal" style:font-size-asian="10pt" style:font-style-asian="italic" style:font-weight-asian="normal" style:font-name-complex="Courier New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base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VIP STATUS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BIOLOGY</text:p>
          </table:table-cell>
          <table:table-cell table:style-name="ce1" office:value-type="string" calcext:value-type="string">
            <text:p>INFORMATION</text:p>
          </table:table-cell>
          <table:table-cell table:style-name="ce1" office:value-type="string" calcext:value-type="string">
            <text:p>NOTES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43415246554B52</text:p>
          </table:table-cell>
          <table:table-cell table:style-name="ce3" office:value-type="string" calcext:value-type="string">
            <text:p>Cosmos</text:p>
          </table:table-cell>
          <table:table-cell table:style-name="ce3" office:value-type="string" calcext:value-type="string">
            <text:p>Armentari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unding Chairman</text:p>
          </table:table-cell>
          <table:table-cell office:value-type="string" calcext:value-type="string">
            <text:p>CLASSIFIED</text:p>
          </table:table-cell>
          <table:table-cell table:style-name="ce3" office:value-type="string" calcext:value-type="string">
            <text:p>Homeworlder, Post-Shoboganian</text:p>
          </table:table-cell>
          <table:table-cell office:value-type="string" calcext:value-type="string">
            <text:p>Regenerative Properties, Non-Conformative Gender, Binary Vascular System</text:p>
          </table:table-cell>
          <table:table-cell office:value-type="string" calcext:value-type="string">
            <text:p><text:s/>Transdimensional Entity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44554D42415353</text:p>
          </table:table-cell>
          <table:table-cell table:number-columns-repeated="2" office:value-type="string" calcext:value-type="string">
            <text:p>CLASSIFIED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EO &amp; Field Operative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Land Vehicle</text:p>
          </table:table-cell>
          <table:table-cell/>
          <table:table-cell office:value-type="string" calcext:value-type="string">
            <text:p><text:s/>Transdimensional Entity</text:p>
          </table:table-cell>
          <table:table-cell table:number-columns-repeated="1015"/>
        </table:table-row>
        <table:table-row table:style-name="ro3">
          <table:table-cell office:value-type="float" office:value="55524355544521" calcext:value-type="float">
            <text:p>55524355544521</text:p>
          </table:table-cell>
          <table:table-cell table:number-columns-repeated="2" office:value-type="string" calcext:value-type="string">
            <text:p>CLASSIFI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jor Contributor &amp; Business Partner</text:p>
          </table:table-cell>
          <table:table-cell office:value-type="string" calcext:value-type="string">
            <text:p>Ultra</text:p>
          </table:table-cell>
          <table:table-cell office:value-type="string" calcext:value-type="string">
            <text:p>Neko, Vampire, Dem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LASSIFI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7434C69494D6B</text:p>
          </table:table-cell>
          <table:table-cell table:number-columns-repeated="2" office:value-type="string" calcext:value-type="string">
            <text:p>CLASSIFI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ief Financial Offic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LASSIFI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4F6D394A3172</text:p>
          </table:table-cell>
          <table:table-cell table:number-columns-repeated="2" office:value-type="string" calcext:value-type="string">
            <text:p>CLASSIFI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ief Operations Officer</text:p>
          </table:table-cell>
          <table:table-cell office:value-type="string" calcext:value-type="string">
            <text:p>Ultr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LASSIFIED</text:p>
          </table:table-cell>
          <table:table-cell table:number-columns-repeated="1015"/>
        </table:table-row>
        <table:table-row table:style-name="ro4">
          <table:table-cell office:value-type="float" office:value="54543432434152" calcext:value-type="float">
            <text:p>54543432434152</text:p>
          </table:table-cell>
          <table:table-cell office:value-type="string" calcext:value-type="string">
            <text:p>!¡ᔑリ↸𝙹∷ᔑ</text:p>
          </table:table-cell>
          <table:table-cell office:value-type="string" calcext:value-type="string">
            <text:p>ꖎ⚍リᔑ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ASSIFIED</text:p>
          </table:table-cell>
          <table:table-cell office:value-type="string" calcext:value-type="string">
            <text:p>Ultra</text:p>
          </table:table-cell>
          <table:table-cell office:value-type="string" calcext:value-type="string">
            <text:p>Homeworlder, Chronocoralite</text:p>
          </table:table-cell>
          <table:table-cell office:value-type="string" calcext:value-type="string">
            <text:p>⎓ᒷᒲᔑꖎᒷ|ℸ ̣ ||!¡ᒷ⎓𝙹∷ℸ ̣ ||ℸ ̣ ∴𝙹|ℸ ̣ ╎ᒲᒷ∴╎ᒷꖎ↸╎リ⊣</text:p>
          </table:table-cell>
          <table:table-cell office:value-type="string" calcext:value-type="string">
            <text:p>ᒷリᒷ∷⊣ᒷℸ ̣ ╎ᓵ|ᓵ⍑ᔑ∷⊣ᒷ↸ᓭ╎ ̇/ʖᔑ∷∷ᒷꖎ|!¡ᒷℸ ̣ ╎ℸ ̣ ᒷ</text:p>
          </table:table-cell>
          <table:table-cell table:style-name="ce12" office:value-type="string" calcext:value-type="string">
            <text:p>Database is not designed for unwritten language, linear Homeworld typography will be used instead</text:p>
          </table:table-cell>
          <table:table-cell table:number-columns-repeated="1014"/>
        </table:table-row>
        <table:table-row table:style-name="ro3">
          <table:table-cell table:style-name="ce4" office:value-type="float" office:value="54435042455354" calcext:value-type="float">
            <text:p>54435042455354</text:p>
          </table:table-cell>
          <table:table-cell table:style-name="ce4" office:value-type="string" calcext:value-type="string">
            <text:p>C. Gull</text:p>
          </table:table-cell>
          <table:table-cell table:style-name="ce4" office:value-type="string" calcext:value-type="string">
            <text:p>Odilly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Contributor &amp; Business Partner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Human</text:p>
          </table:table-cell>
          <table:table-cell table:style-name="ce4" office:value-type="string" calcext:value-type="string">
            <text:p>Male</text:p>
          </table:table-cell>
          <table:table-cell table:style-name="ce4" office:value-type="string" calcext:value-type="string">
            <text:p>CEO of Trin Motor Company, Intelligent, High social status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4B495454434152</text:p>
          </table:table-cell>
          <table:table-cell table:style-name="ce3" office:value-type="string" calcext:value-type="string">
            <text:p>IVLabs</text:p>
          </table:table-cell>
          <table:table-cell table:style-name="ce3" office:value-type="string" calcext:value-type="string">
            <text:p>ACIVE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Private Operative</text:p>
          </table:table-cell>
          <table:table-cell table:style-name="ce3"/>
          <table:table-cell table:style-name="ce3" office:value-type="string" calcext:value-type="string">
            <text:p>Reinforced Land Vehicle</text:p>
          </table:table-cell>
          <table:table-cell table:style-name="ce10" office:value-type="string" calcext:value-type="string">
            <text:p>Female, Molecularly Bonded Shell, Forced Induction V8</text:p>
          </table:table-cell>
          <table:table-cell table:style-name="ce10" office:value-type="string" calcext:value-type="string">
            <text:p>Indestructible, Weaponized, Active Ops Call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4155616C426F6F</text:p>
          </table:table-cell>
          <table:table-cell table:number-columns-repeated="2" office:value-type="string" calcext:value-type="string">
            <text:p>CLASSIFI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ASSIFIED</text:p>
          </table:table-cell>
          <table:table-cell/>
          <table:table-cell table:number-columns-repeated="2" office:value-type="string" calcext:value-type="string">
            <text:p>CLASSIFIED</text:p>
          </table:table-cell>
          <table:table-cell table:number-columns-repeated="1016"/>
        </table:table-row>
        <table:table-row table:style-name="ro1">
          <table:table-cell office:value-type="float" office:value="42524954495348" calcext:value-type="float">
            <text:p>42524954495348</text:p>
          </table:table-cell>
          <table:table-cell office:value-type="string" calcext:value-type="string">
            <text:p>Miles</text:p>
          </table:table-cell>
          <table:table-cell office:value-type="string" calcext:value-type="string">
            <text:p>Dev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siness Partn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itish</text:p>
          </table:table-cell>
          <table:table-cell table:number-columns-repeated="1015"/>
        </table:table-row>
        <table:table-row table:style-name="ro2">
          <table:table-cell office:value-type="float" office:value="47544146495645" calcext:value-type="float">
            <text:p>47544146495645</text:p>
          </table:table-cell>
          <table:table-cell office:value-type="string" calcext:value-type="string">
            <text:p>Moores</text:p>
          </table:table-cell>
          <table:table-cell office:value-type="string" calcext:value-type="string">
            <text:p>Athena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Field Operativ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Female, Congenital Analgesia</text:p>
          </table:table-cell>
          <table:table-cell office:value-type="string" calcext:value-type="string">
            <text:p>Declared clinically insane, wanted federal criminal in the United States of America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4E424A4B6B6441</text:p>
          </table:table-cell>
          <table:table-cell office:value-type="string" calcext:value-type="string">
            <text:p>Alpin</text:p>
          </table:table-cell>
          <table:table-cell office:value-type="string" calcext:value-type="string">
            <text:p>James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Field Operative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hletic, leader type, jack of all trad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D45454D202121</text:p>
          </table:table-cell>
          <table:table-cell office:value-type="string" calcext:value-type="string">
            <text:p>Darode</text:p>
          </table:table-cell>
          <table:table-cell office:value-type="string" calcext:value-type="string">
            <text:p>Endou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fessional Placeholder Separator</text:p>
          </table:table-cell>
          <table:table-cell/>
          <table:table-cell office:value-type="string" calcext:value-type="string">
            <text:p>Cardboard Cutout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(Only exists to differentiate between the fancy placeholders and actual entries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7330704D797A6B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ad Water Test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wo driven jocks help fax my big quiz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XXXXXXXXXXXXX</text:p>
          </table:table-cell>
          <table:table-cell table:number-columns-repeated="2" office:value-type="string" calcext:value-type="string">
            <text:p>CLASSIFIE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edacted</text:p>
          </table:table-cell>
          <table:table-cell/>
          <table:table-cell office:value-type="string" calcext:value-type="string">
            <text:p>Expunge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35624667316D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Bartholome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rts Ea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ackdaws love my big sphinx of quartz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7330704D797A6B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Har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etchy Gag Namer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bcdefghijklmnopqrstuvwxyz next time won't you sing with me?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504C43484C4452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Wal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fessionalist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orem ipsum dolor sit amet, consectetur adipiscing elit. Aenean efficitur nunc vel nisi vulputate convallis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6846414E647579</text:p>
          </table:table-cell>
          <table:table-cell office:value-type="string" calcext:value-type="string">
            <text:p>Britt</text:p>
          </table:table-cell>
          <table:table-cell office:value-type="string" calcext:value-type="string">
            <text:p>Spiffin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scuit Dunk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he quick brown fox jumps over a lazy dog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3535624667316D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onk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ppiness Advocat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hinx of black quartz, judge my vow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4155616C426F6F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ceholder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he five boxing wizards jump quickly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7330704D797A6B</text:p>
          </table:table-cell>
          <table:table-cell office:value-type="string" calcext:value-type="string">
            <text:p>Fry</text:p>
          </table:table-cell>
          <table:table-cell office:value-type="string" calcext:value-type="string">
            <text:p>Philli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xy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wo driven jocks help fax my big quiz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504C43484C4452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icha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atch "Jeopardy!", Alex Trebek's fun TV quiz game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6846414E647579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Bartholome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der of Plac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ack my box with five dozen liquor jugs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3535624667316D</text:p>
          </table:table-cell>
          <table:table-cell office:value-type="string" calcext:value-type="string">
            <text:p>Ikari</text:p>
          </table:table-cell>
          <table:table-cell office:value-type="string" calcext:value-type="string">
            <text:p>Shinj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nd Evangelist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ackdaws love my big sphinx of quartz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4155616C426F6F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Mi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ishman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y Jove, my quick study of lexicography won a prize!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7330704D797A6B</text:p>
          </table:table-cell>
          <table:table-cell office:value-type="string" calcext:value-type="string">
            <text:p>Fitzgerald</text:p>
          </table:table-cell>
          <table:table-cell office:value-type="string" calcext:value-type="string">
            <text:p>Jerem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g of Hold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bcdefghijklmnopqrstuvwxyz next time won't you sing with me?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504C43484C4452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Bartholome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es Ninj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orem ipsum dolor sit amet, consectetur adipiscing elit. Aenean efficitur nunc vel nisi vulputate convallis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6846414E647579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Robe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ter Handshaker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he quick brown fox jumps over a lazy dog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3535624667316D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Trev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 Media Guru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hinx of black quartz, judge my vow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4155616C426F6F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Wal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fessionalis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he five boxing wizards jump quickly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7330704D797A6B</text:p>
          </table:table-cell>
          <table:table-cell office:value-type="string" calcext:value-type="string">
            <text:p>Britt</text:p>
          </table:table-cell>
          <table:table-cell office:value-type="string" calcext:value-type="string">
            <text:p>Spiffin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scuit Dunk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wo driven jocks help fax my big quiz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504C43484C445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onk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ppiness Advocate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atch "Jeopardy!", Alex Trebek's fun TV quiz game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6846414E647579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ack my box with five dozen liquor jugs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3535624667316D</text:p>
          </table:table-cell>
          <table:table-cell office:value-type="string" calcext:value-type="string">
            <text:p>Fry</text:p>
          </table:table-cell>
          <table:table-cell office:value-type="string" calcext:value-type="string">
            <text:p>Philli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xy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ackdaws love my big sphinx of quartz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4155616C426F6F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icha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nonym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y Jove, my quick study of lexicography won a prize!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7330704D797A6B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Bartholome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der of Places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bcdefghijklmnopqrstuvwxyz next time won't you sing with me?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504C43484C4452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nd Evangelist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orem ipsum dolor sit amet, consectetur adipiscing elit. Aenean efficitur nunc vel nisi vulputate convallis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6846414E647579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Mi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ishm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he quick brown fox jumps over a lazy dog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3535624667316D</text:p>
          </table:table-cell>
          <table:table-cell office:value-type="string" calcext:value-type="string">
            <text:p>Fitzgerald</text:p>
          </table:table-cell>
          <table:table-cell office:value-type="string" calcext:value-type="string">
            <text:p>Jerem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g of Hold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hinx of black quartz, judge my vow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4155616C426F6F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Bartholome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es Ninja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he five boxing wizards jump quickly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7330704D797A6B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Robe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ter Handshaker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wo driven jocks help fax my big quiz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504C43484C4452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Har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 Media Gur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atch "Jeopardy!", Alex Trebek's fun TV quiz game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6846414E647579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Wal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fessionalist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ack my box with five dozen liquor jugs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3535624667316D</text:p>
          </table:table-cell>
          <table:table-cell office:value-type="string" calcext:value-type="string">
            <text:p>Britt</text:p>
          </table:table-cell>
          <table:table-cell office:value-type="string" calcext:value-type="string">
            <text:p>Spiffin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scuit Dunker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ackdaws love my big sphinx of quartz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4155616C426F6F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onk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ppiness Advocate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y Jove, my quick study of lexicography won a prize!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7330704D797A6B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bcdefghijklmnopqrstuvwxyz next time won't you sing with me?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504C43484C4452</text:p>
          </table:table-cell>
          <table:table-cell office:value-type="string" calcext:value-type="string">
            <text:p>Fry</text:p>
          </table:table-cell>
          <table:table-cell office:value-type="string" calcext:value-type="string">
            <text:p>Philli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xy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orem ipsum dolor sit amet, consectetur adipiscing elit. Aenean efficitur nunc vel nisi vulputate convallis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3535624667316D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icha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hinx of black quartz, judge my vow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XXXXXXXXXXXXX</text:p>
          </table:table-cell>
          <table:table-cell table:number-columns-repeated="2" office:value-type="string" calcext:value-type="string">
            <text:p>CLASSIFIE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edacted</text:p>
          </table:table-cell>
          <table:table-cell/>
          <table:table-cell office:value-type="string" calcext:value-type="string">
            <text:p>Expunge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35624667316D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Bartholome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der of Places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hinx of black quartz, judge my vow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XXXXXXXXXXXXX</text:p>
          </table:table-cell>
          <table:table-cell table:number-columns-repeated="2" office:value-type="string" calcext:value-type="string">
            <text:p>CLASSIFIE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edacted</text:p>
          </table:table-cell>
          <table:table-cell/>
          <table:table-cell office:value-type="string" calcext:value-type="string">
            <text:p>Expung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XXXXXXXXXXXX</text:p>
          </table:table-cell>
          <table:table-cell table:number-columns-repeated="2" office:value-type="string" calcext:value-type="string">
            <text:p>CLASSIFIE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edacted</text:p>
          </table:table-cell>
          <table:table-cell/>
          <table:table-cell office:value-type="string" calcext:value-type="string">
            <text:p>Expunge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4C43484C4452</text:p>
          </table:table-cell>
          <table:table-cell office:value-type="string" calcext:value-type="string">
            <text:p>Fitzgerald</text:p>
          </table:table-cell>
          <table:table-cell office:value-type="string" calcext:value-type="string">
            <text:p>Jerem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g of Holding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atch "Jeopardy!", Alex Trebek's fun TV quiz game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6846414E647579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Bartholome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es Ninja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ack my box with five dozen liquor jugs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3535624667316D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Robe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ter Handshak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ackdaws love my big sphinx of quartz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4155616C426F6F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Trev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 Media Guru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y Jove, my quick study of lexicography won a prize!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7330704D797A6B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Wal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fessionalist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bcdefghijklmnopqrstuvwxyz next time won't you sing with me?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504C43484C4452</text:p>
          </table:table-cell>
          <table:table-cell office:value-type="string" calcext:value-type="string">
            <text:p>Britt</text:p>
          </table:table-cell>
          <table:table-cell office:value-type="string" calcext:value-type="string">
            <text:p>Spiffin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scuit Dunker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orem ipsum dolor sit amet, consectetur adipiscing elit. Aenean efficitur nunc vel nisi vulputate convallis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6846414E647579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onk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ppiness Advocate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he quick brown fox jumps over a lazy dog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3535624667316D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ceholder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hinx of black quartz, judge my vow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4155616C426F6F</text:p>
          </table:table-cell>
          <table:table-cell office:value-type="string" calcext:value-type="string">
            <text:p>Fry</text:p>
          </table:table-cell>
          <table:table-cell office:value-type="string" calcext:value-type="string">
            <text:p>Philli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xy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he five boxing wizards jump quickly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7330704D797A6B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icha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wo driven jocks help fax my big quiz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504C43484C4452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Bartholome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der of Plac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atch "Jeopardy!", Alex Trebek's fun TV quiz game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6846414E647579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nd Evangelis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ack my box with five dozen liquor jugs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3535624667316D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Mi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ishman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ackdaws love my big sphinx of quartz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4155616C426F6F</text:p>
          </table:table-cell>
          <table:table-cell office:value-type="string" calcext:value-type="string">
            <text:p>Fitzgerald</text:p>
          </table:table-cell>
          <table:table-cell office:value-type="string" calcext:value-type="string">
            <text:p>Jerem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g of Holding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y Jove, my quick study of lexicography won a prize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XXXXXXXXXXXXX</text:p>
          </table:table-cell>
          <table:table-cell table:number-columns-repeated="2" office:value-type="string" calcext:value-type="string">
            <text:p>CLASSIFIE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edacted</text:p>
          </table:table-cell>
          <table:table-cell/>
          <table:table-cell office:value-type="string" calcext:value-type="string">
            <text:p>Expunged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504C43484C4452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Robe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ter Handshak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orem ipsum dolor sit amet, consectetur adipiscing elit. Aenean efficitur nunc vel nisi vulputate convallis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6846414E647579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Har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 Media Guru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he quick brown fox jumps over a lazy dog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3535624667316D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Wal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fessionalist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hinx of black quartz, judge my vow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4155616C426F6F</text:p>
          </table:table-cell>
          <table:table-cell office:value-type="string" calcext:value-type="string">
            <text:p>Britt</text:p>
          </table:table-cell>
          <table:table-cell office:value-type="string" calcext:value-type="string">
            <text:p>Spiffin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scuit Dunk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he five boxing wizards jump quickly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7330704D797A6B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onk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ppiness Advocat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wo driven jocks help fax my big quiz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504C43484C4452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atch "Jeopardy!", Alex Trebek's fun TV quiz game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6846414E647579</text:p>
          </table:table-cell>
          <table:table-cell office:value-type="string" calcext:value-type="string">
            <text:p>Fry</text:p>
          </table:table-cell>
          <table:table-cell office:value-type="string" calcext:value-type="string">
            <text:p>Philli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xy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ack my box with five dozen liquor jugs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3535624667316D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icha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ackdaws love my big sphinx of quartz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4155616C426F6F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Bartholome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der of Places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y Jove, my quick study of lexicography won a prize!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7330704D797A6B</text:p>
          </table:table-cell>
          <table:table-cell office:value-type="string" calcext:value-type="string">
            <text:p>Ikari</text:p>
          </table:table-cell>
          <table:table-cell office:value-type="string" calcext:value-type="string">
            <text:p>Shinj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nd Evangelist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bcdefghijklmnopqrstuvwxyz next time won't you sing with me?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504C43484C4452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Mi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ishman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orem ipsum dolor sit amet, consectetur adipiscing elit. Aenean efficitur nunc vel nisi vulputate convallis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6846414E647579</text:p>
          </table:table-cell>
          <table:table-cell office:value-type="string" calcext:value-type="string">
            <text:p>Fitzgerald</text:p>
          </table:table-cell>
          <table:table-cell office:value-type="string" calcext:value-type="string">
            <text:p>Jerem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g of Hold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he quick brown fox jumps over a lazy dog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3535624667316D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Bartholome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es Ninj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hinx of black quartz, judge my vow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4155616C426F6F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Robe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ter Handshaker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he five boxing wizards jump quickly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7330704D797A6B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Trev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 Media Guru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wo driven jocks help fax my big quiz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504C43484C4452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Wal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fessionalis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atch "Jeopardy!", Alex Trebek's fun TV quiz game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6846414E647579</text:p>
          </table:table-cell>
          <table:table-cell office:value-type="string" calcext:value-type="string">
            <text:p>Britt</text:p>
          </table:table-cell>
          <table:table-cell office:value-type="string" calcext:value-type="string">
            <text:p>Spiffin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scuit Dunk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ack my box with five dozen liquor jugs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3535624667316D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onk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ppiness Advocate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ackdaws love my big sphinx of quartz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4155616C426F6F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y Jove, my quick study of lexicography won a prize!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7330704D797A6B</text:p>
          </table:table-cell>
          <table:table-cell office:value-type="string" calcext:value-type="string">
            <text:p>Fry</text:p>
          </table:table-cell>
          <table:table-cell office:value-type="string" calcext:value-type="string">
            <text:p>Philli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x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bcdefghijklmnopqrstuvwxyz next time won't you sing with me?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504C43484C4452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icha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orem ipsum dolor sit amet, consectetur adipiscing elit. Aenean efficitur nunc vel nisi vulputate convallis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6846414E647579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Bartholome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der of Places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he quick brown fox jumps over a lazy dog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3535624667316D</text:p>
          </table:table-cell>
          <table:table-cell office:value-type="string" calcext:value-type="string">
            <text:p>Ikari</text:p>
          </table:table-cell>
          <table:table-cell office:value-type="string" calcext:value-type="string">
            <text:p>Shinj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nd Evangelist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hinx of black quartz, judge my vow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4155616C426F6F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Mi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ishm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he five boxing wizards jump quickly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7330704D797A6B</text:p>
          </table:table-cell>
          <table:table-cell office:value-type="string" calcext:value-type="string">
            <text:p>Fitzgerald</text:p>
          </table:table-cell>
          <table:table-cell office:value-type="string" calcext:value-type="string">
            <text:p>Jerem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g of Hold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wo driven jocks help fax my big quiz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XXXXXXXXXXXXX</text:p>
          </table:table-cell>
          <table:table-cell table:number-columns-repeated="2" office:value-type="string" calcext:value-type="string">
            <text:p>CLASSIFIE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edacted</text:p>
          </table:table-cell>
          <table:table-cell/>
          <table:table-cell office:value-type="string" calcext:value-type="string">
            <text:p>Expunge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46414E647579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Robe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ter Handshaker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ack my box with five dozen liquor jugs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3535624667316D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Trev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 Media Guru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ackdaws love my big sphinx of quartz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4155616C426F6F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Wal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fessionalis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y Jove, my quick study of lexicography won a prize!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7330704D797A6B</text:p>
          </table:table-cell>
          <table:table-cell office:value-type="string" calcext:value-type="string">
            <text:p>Britt</text:p>
          </table:table-cell>
          <table:table-cell office:value-type="string" calcext:value-type="string">
            <text:p>Spiffin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scuit Dunker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bcdefghijklmnopqrstuvwxyz next time won't you sing with me?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6846414E647579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onk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ppiness Advocate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he quick brown fox jumps over a lazy dog.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’); DROP TABLE id;--</text:p>
          </table:table-cell>
          <table:table-cell/>
          <table:table-cell office:value-type="string" calcext:value-type="string">
            <text:p>Little Bobby Tables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We already sanitize our inputs but we're NOT taking any risks thank you very much.</text:p>
          </table:table-cell>
          <table:table-cell table:number-columns-repeated="1014"/>
        </table:table-row>
      </table:table>
      <table:named-expressions/>
      <table:database-ranges>
        <table:database-range table:name="Table_1" table:target-range-address="Database.A2:Database.J101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7">00/00/0000</text:date>, <text:time style:data-style-name="N2" text:time-value="20:02:51.2690186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tabase" style:display-name="PageStyle_Databas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date>2024-10-27T20:05:01.045539259</dc:date>
    <meta:editing-duration>PT9M34S</meta:editing-duration>
    <meta:editing-cycles>4</meta:editing-cycles>
    <meta:document-statistic meta:table-count="1" meta:cell-count="867" meta:object-count="0"/>
  </office:meta>
</office:document-meta>
</file>